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6.5cm" svg:height="4.2cm" svg:x="1.5cm" svg:y="2.4cm">
          <text:p text:style-name="P1">Machine 1</text:p>
          <text:p text:style-name="P1">(Serveur de Classe)</text:p>
          <text:p text:style-name="P1">1.Attend de recevoir </text:p>
          <text:p text:style-name="P1">des demandes </text:p>
          <text:p text:style-name="P1">de fichiers.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4cm" svg:height="8.3cm" svg:x="13.3cm" svg:y="9cm">
          <text:p text:style-name="P1">Machine 2</text:p>
          <text:p text:style-name="P1">(rmiregistry)</text:p>
          <text:p text:style-name="P1"/>
          <text:p text:style-name="P1">1.Lance rmiregistry</text:p>
          <text:p text:style-name="P1">2.Demande classe.</text:p>
          <text:p text:style-name="P1">3.Se connecte </text:p>
          <text:p text:style-name="P1">à rmiregistry </text:p>
          <text:p text:style-name="P1">et attend.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7cm" svg:height="8.3cm" svg:x="1.4cm" svg:y="17.2cm">
          <text:p text:style-name="P1">Machine 3</text:p>
          <text:p text:style-name="P1">(Client)</text:p>
          <text:p text:style-name="P1">1.Demande la classe.</text:p>
          <text:p text:style-name="P1">2.Se connecte à</text:p>
          <text:p text:style-name="P1">Machine 2 </text:p>
          <text:p text:style-name="P1">(rmiregistry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3cm" svg:y1="13.15cm" svg:x2="8cm" svg:y2="4.5cm" draw:start-shape="id1" draw:start-glue-point="3" draw:end-shape="id2" svg:d="m13300 13150h-2650v-8650h-2650">
          <text:p text:style-name="P1">Demande de classe </text:p>
          <text:p text:style-name="P1">à utiliser </text:p>
          <text:p text:style-name="P1">(si besoin)</text:p>
          <text:p text:style-name="P1"/>
          <text:p text:style-name="P1"/>
        </draw:connector>
        <draw:connector draw:style-name="gr2" draw:text-style-name="P1" draw:layer="layout" svg:x1="4.75cm" svg:y1="17.2cm" svg:x2="4.75cm" svg:y2="6.6cm" draw:start-shape="id3" draw:start-glue-point="0" draw:end-shape="id2" draw:end-glue-point="2" svg:d="m4750 17200v-10600">
          <text:p text:style-name="P1">Demande de classe </text:p>
          <text:p text:style-name="P1">à utiliser </text:p>
          <text:p text:style-name="P1">(si besoin)</text:p>
        </draw:connector>
        <draw:connector draw:style-name="gr2" draw:text-style-name="P1" draw:layer="layout" svg:x1="8.1cm" svg:y1="21.35cm" svg:x2="16.5cm" svg:y2="17.3cm" draw:start-shape="id3" draw:start-glue-point="1" draw:end-shape="id1" draw:end-glue-point="2" svg:d="m8100 21350h8400v-4050">
          <text:p text:style-name="P1">Connexion Machine 2</text:p>
          <text:p text:style-name="P1">Exécution procédure distante</text:p>
          <text:p text:style-name="P1">(éventuel retour de valeur)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1T15:10:22</meta:creation-date>
    <dc:date>2012-10-21T15:29:54</dc:date>
    <meta:editing-duration>PT6M14S</meta:editing-duration>
    <meta:editing-cycles>2</meta:editing-cycles>
    <meta:generator>LibreOffice/3.6$Linux_X86_64 LibreOffice_project/360m1$Build-2</meta:generator>
    <meta:document-statistic meta:object-count="6"/>
  </office:meta>
</office:document-meta>
</file>